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1c9fa6" officeooo:paragraph-rsid="001c9fa6" style:font-weight-asian="bold" style:font-weight-complex="bold"/>
    </style:style>
    <style:style style:name="P2" style:family="paragraph" style:parent-style-name="Standard">
      <style:text-properties style:font-name="Arial" style:text-underline-style="none" fo:font-weight="normal" officeooo:rsid="001c9fa6" officeooo:paragraph-rsid="001c9fa6" style:font-weight-asian="normal" style:font-weight-complex="normal"/>
    </style:style>
    <style:style style:name="P3" style:family="paragraph" style:parent-style-name="Standard">
      <style:text-properties style:font-name="Arial" style:text-underline-style="none" fo:font-weight="normal" officeooo:rsid="00204391" officeooo:paragraph-rsid="00204391" style:font-weight-asian="normal" style:font-weight-complex="normal"/>
    </style:style>
    <style:style style:name="P4" style:family="paragraph" style:parent-style-name="Standard">
      <style:text-properties style:font-name="Arial" style:text-underline-style="none" fo:font-weight="normal" officeooo:rsid="0021af36" officeooo:paragraph-rsid="0021af36" style:font-weight-asian="normal" style:font-weight-complex="normal"/>
    </style:style>
    <style:style style:name="T1" style:family="text">
      <style:text-properties officeooo:rsid="001cb4b3"/>
    </style:style>
    <style:style style:name="T2" style:family="text">
      <style:text-properties officeooo:rsid="001eb47b"/>
    </style:style>
    <style:style style:name="T3" style:family="text">
      <style:text-properties officeooo:rsid="0021af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del disparo.</text:p>
      <text:p text:style-name="P2"><text:tab/>Todas los tipos de balas heredan de una clase Bala genérica. </text:p>
      <text:p text:style-name="P2">Cada una tendrá una velocidad, daño, un sentido <text:span text:style-name="T2">y un colisionador </text:span>que va a variar según que tipo de bala sea o quién la dispare, respectivamente. </text:p>
      <text:p text:style-name="P2"><text:tab/><text:span text:style-name="T1">Cuando la nave dispara, va a invocar al constructor de la bala y se la enviará al mapa el cual le asignará un sprite y la dispondrá para ser actualizado en cada frame. </text:span></text:p>
      <text:p text:style-name="P2"><text:tab/><text:span text:style-name="T2">Si la bala entra en contacto con otra entidad, será el colisionador el que indicará su comportamiento, sea este continuar su trayectoria o chocar, lo cuál afectará al enemigo dependiendo de las propiedades de la bala. </text:span></text:p>
      <text:p text:style-name="P2"><text:tab/><text:span text:style-name="T2">En caso de que haga contacto o se escape del mapa, desaparecerá. Quedando a disposicion del mapa, para ser utilizada nuevamente. <text:s/></text:span></text:p>
      <text:p text:style-name="P2"/>
      <text:p text:style-name="P2"/>
      <text:p text:style-name="P3">Disparo del enemigo</text:p>
      <text:p text:style-name="P3"/>
      <text:p text:style-name="P3">Los enemigos tendran una cantidad maxima de balas para mostrar en pantalla, <text:s/>estas se almacenan en una colección comun a todos los enemigos esperando ser utilizadas. Si todas las balas de la colección estan en pantalla, los enemigos no podran efectuar un disparo. Una vez que la bala se elimina de la pantalla, volvera a estar a disposicion.</text:p>
      <text:p text:style-name="P3"/>
      <text:p text:style-name="P3"><text:line-break/>Disparo del jugador</text:p>
      <text:p text:style-name="P3"/>
      <text:p text:style-name="P3">Cuando <text:span text:style-name="T3">el jugador presiona la tecla de disparo, el oyente notifica al controlador de la nave, el cual iniciara el proceso de disparar.</text:span></text:p>
      <text:p text:style-name="P4">Al igual que con los enemigos, habra una cantidad fija de disparos disponibles, pero lo suficientemente grande como para que el jugador siempre pueda efectuar un disparo.</text:p>
      <text:p text:style-name="P4">Las balas del jugador tendran atributos especiales que seran modificados en funcion de los distintos power ups que podran encont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8:53:31.419000000</meta:creation-date>
    <dc:date>2018-09-08T20:19:39.091000000</dc:date>
    <meta:editing-duration>PT8M45S</meta:editing-duration>
    <meta:editing-cycles>1</meta:editing-cycles>
    <meta:document-statistic meta:table-count="0" meta:image-count="0" meta:object-count="0" meta:page-count="1" meta:paragraph-count="12" meta:word-count="264" meta:character-count="1561" meta:non-whitespace-character-count="1297"/>
    <meta:generator>LibreOffice/4.3.6.2$Windows_x86 LibreOffice_project/d50a87b2e514536ed401c18000dad4660b6a169e</meta:generator>
  </office:meta>
</office:document-meta>
</file>